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style:font-name-asian="Calibri1" style:font-size-asian="16pt" style:font-weight-asian="bold" style:font-name-complex="Calibri1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text-properties officeooo:paragraph-rsid="0006264a"/>
    </style:style>
    <style:style style:name="P4" style:family="paragraph" style:parent-style-name="Standard">
      <style:paragraph-properties fo:margin-left="0cm" fo:margin-right="0.499cm" fo:text-indent="0cm" style:auto-text-indent="false"/>
    </style:style>
    <style:style style:name="P5" style:family="paragraph" style:parent-style-name="Standard">
      <style:paragraph-properties fo:margin-left="0cm" fo:margin-right="0.499cm" fo:text-indent="0cm" style:auto-text-indent="false"/>
      <style:text-properties officeooo:paragraph-rsid="0006264a"/>
    </style:style>
    <style:style style:name="P6" style:family="paragraph" style:parent-style-name="Standard">
      <style:paragraph-properties fo:margin-left="0cm" fo:margin-right="0.499cm" fo:text-indent="0cm" style:auto-text-indent="false"/>
      <style:text-properties officeooo:paragraph-rsid="00069bf9"/>
    </style:style>
    <style:style style:name="P7" style:family="paragraph" style:parent-style-name="Standard" style:master-page-name="Standard">
      <style:paragraph-properties style:page-number="auto"/>
      <style:text-properties officeooo:paragraph-rsid="0006264a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officeooo:rsid="0006264a" style:font-name-asian="Calibri1" style:font-name-complex="Calibri1"/>
    </style:style>
    <style:style style:name="T3" style:family="text">
      <style:text-properties style:font-name="Calibri" fo:font-size="14pt" style:text-underline-style="solid" style:text-underline-width="auto" style:text-underline-color="font-color" style:font-name-asian="Calibri1" style:font-size-asian="14pt" style:font-name-complex="Calibri1"/>
    </style:style>
    <style:style style:name="T4" style:family="text">
      <style:text-properties style:font-name="Calibri" fo:font-size="12pt" style:font-name-asian="Calibri1" style:font-size-asian="12pt" style:font-name-complex="Calibri1"/>
    </style:style>
    <style:style style:name="T5" style:family="text">
      <style:text-properties style:font-name="Calibri" fo:font-size="12pt" officeooo:rsid="0004d8f7" style:font-name-asian="Calibri1" style:font-size-asian="12pt" style:font-name-complex="Calibri1"/>
    </style:style>
    <style:style style:name="T6" style:family="text">
      <style:text-properties style:font-name="Calibri" fo:font-size="12pt" officeooo:rsid="0006264a" style:font-name-asian="Calibri1" style:font-size-asian="12pt" style:font-name-complex="Calibri1"/>
    </style:style>
    <style:style style:name="T7" style:family="text">
      <style:text-properties style:font-name="Calibri" fo:font-size="12pt" officeooo:rsid="00069bf9" style:font-name-asian="Calibri1" style:font-size-asian="12pt" style:font-name-complex="Calibri1"/>
    </style:style>
    <style:style style:name="T8" style:family="text"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/>
    </style:style>
    <style:style style:name="T9" style:family="text">
      <style:text-properties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tyle-complex="normal" style:font-weight-complex="normal"/>
    </style:style>
    <style:style style:name="T10" style:family="text">
      <style:text-properties style:font-name="Calibri" fo:font-size="12pt" fo:font-style="normal" style:text-underline-style="none" fo:font-weight="normal" officeooo:rsid="0006264a" style:font-name-asian="Calibri1" style:font-size-asian="12pt" style:font-style-asian="normal" style:font-weight-asian="normal" style:font-name-complex="Calibri1" style:font-style-complex="normal" style:font-weight-complex="normal"/>
    </style:style>
    <style:style style:name="T11" style:family="text">
      <style:text-properties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tyle-complex="normal" style:font-weight-complex="normal"/>
    </style:style>
    <style:style style:name="T12" style:family="text">
      <style:text-properties style:font-name="Calibri" fo:font-size="12pt" fo:font-style="normal" fo:font-weight="normal" officeooo:rsid="0006264a" style:font-name-asian="Calibri1" style:font-size-asian="12pt" style:font-style-asian="normal" style:font-weight-asian="normal" style:font-name-complex="Calibri1" style:font-style-complex="normal" style:font-weight-complex="normal"/>
    </style:style>
    <style:style style:name="T13" style:family="text">
      <style:text-properties style:font-name="Calibri" fo:font-weight="bold" style:font-name-asian="Calibri1" style:font-weight-asian="bold" style:font-name-complex="Calibri1"/>
    </style:style>
    <style:style style:name="T14" style:family="text">
      <style:text-properties fo:color="#0000ff" style:font-name="Calibri" style:text-underline-style="solid" style:text-underline-width="auto" style:text-underline-color="font-color" style:font-name-asian="Calibri1" style:font-name-complex="Calibri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ARSY Benoit<text:line-break/></text:span><text:span text:style-name="T2">06.18.26.73.75</text:span><text:span text:style-name="T1"><text:line-break/></text:span><text:a xlink:type="simple" xlink:href="mailto:Parsy-benoit@hotmail.fr" text:style-name="Internet_20_link" text:visited-style-name="Visited_20_Internet_20_Link"><text:span text:style-name="T14">Parsy-benoit@hotmail.fr</text:span></text:a><text:span text:style-name="T1"><text:line-break/>22 ans</text:span></text:p>
      <text:p text:style-name="P2"><text:span text:style-name="T13">Curriculum Vitae</text:span></text:p>
      <text:p text:style-name="P1"/>
      <text:p text:style-name="P3"><text:span text:style-name="T3">Expériences professionnelles </text:span></text:p>
      <text:p text:style-name="P6"><text:span text:style-name="T4">• </text:span><text:span text:style-name="T7">(2017) <text:tab/><text:tab/> Agent de sécurité privée Port Mandelieu la Napoule « Infiny Sécurité » Mandelieu</text:span><text:span text:style-name="T4"><text:line-break/>• </text:span><text:span text:style-name="T7">(2017) <text:tab/><text:tab/> Agent de sécurité privée Résidence Cannes Marina « Sécurité Gold » Mandelieu</text:span><text:span text:style-name="T4"><text:line-break/>• </text:span><text:span text:style-name="T5">(</text:span><text:span text:style-name="T6">2016-2017)<text:tab/> Agent polyvalent restaurant « Subway » Mandelieu</text:span><text:span text:style-name="T4"><text:line-break/>• (2015) <text:s text:c="8"/><text:tab/> Commis cuisine restaurant « Bull-Dog » Cannes</text:span><text:bookmark text:name="_GoBack"/><text:span text:style-name="T4"><text:line-break/>• (2o12-2o14) <text:tab/> Poseur de cheminée « Cheminées Pacquet » Grasse<text:line-break/>• (2o1o-2o11) <text:tab/> Apprenti cuisinier – Restaurant « Italian Café » CFA Nérée Cannes</text:span></text:p>
      <text:p text:style-name="P4"><text:span text:style-name="T3">Scolarité – Formation</text:span></text:p>
      <text:p text:style-name="P4"><text:span text:style-name="T4">• (2o16) <text:tab/><text:tab/> Formation ASSP (Agent de Sureté et Sécurité Privée) AFPA Cannes<text:line-break/>• (2o11-2o12) <text:tab/> Formation Infographiste DECG (Dessinateur d’Exécution en Communication Graphique) ASPROCEP Grasse<text:line-break/>• (2o1o-2o11) <text:s/><text:tab/> CAP Apprenti</text:span><text:span text:style-name="T6">t</text:span><text:span text:style-name="T4"> Cuisinier CFA Nérée Cannes<text:line-break/>• (2oo6-2o1o)<text:tab/> Scolarité Collège : « Les Muriers » Cannes la bocca</text:span></text:p>
      <text:p text:style-name="P4"><text:span text:style-name="T3">Compétences Professionnelles ou Transversales</text:span></text:p>
      <text:p text:style-name="P5"><text:span text:style-name="T8">• Sécurité Sureté :</text:span><text:span text:style-name="T9"> <text:s/>-</text:span><text:span text:style-name="T11">SST</text:span><text:span text:style-name="T9"> (Sauveteur Secouriste du Travail)<text:line-break/>-</text:span><text:span text:style-name="T10">SSIAP 1 : Sécurité incendie <text:s/>-CQP : Protection des biens et des personnes.</text:span><text:span text:style-name="T4"><text:line-break/></text:span><text:span text:style-name="T8">• Cuisine : </text:span><text:span text:style-name="T12">Gérer une équipe et du stock. Normes d’hygiène</text:span><text:span text:style-name="T4"><text:line-break/></text:span><text:span text:style-name="T8">• Infographie : </text:span><text:span text:style-name="T12">Niveau CAP : Photoshop, QX et Illustrator</text:span><text:span text:style-name="T8"><text:line-break/></text:span><text:span text:style-name="T4"><text:line-break/>__________________________________________________________________</text:span></text:p>
      <text:p text:style-name="P4"><text:span text:style-name="T3">Divers – Loisirs</text:span></text:p>
      <text:p text:style-name="P5"><text:span text:style-name="T4">• Sports : Football – Boxe Thaïlandaise <text:s text:c="15"/>• Langues : Anglais niveau Collège<text:line-break/>• Passions : Sport – Chien (Malinoi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F" style:font-size-asian="11pt" style:language-asian="fr" style:country-asian="F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F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6-11-11T15:38:00</meta:creation-date>
    <dc:date>2018-03-02T11:23:20.176028459</dc:date>
    <meta:editing-duration>PT4M52S</meta:editing-duration>
    <meta:generator>LibreOffice/5.4.5.1$Linux_X86_64 LibreOffice_project/40m0$Build-1</meta:generator>
    <meta:document-statistic meta:table-count="0" meta:image-count="0" meta:object-count="0" meta:page-count="1" meta:paragraph-count="10" meta:word-count="193" meta:character-count="1402" meta:non-whitespace-character-count="11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